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67" style:family="table-column">
      <style:table-column-properties fo:break-before="auto" style:column-width="1.72cm"/>
    </style:style>
    <style:style style:name="co68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997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1.332cm"/>
    </style:style>
    <style:style style:name="co26" style:family="table-column">
      <style:table-column-properties fo:break-before="auto" style:column-width="0.998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1.275cm"/>
    </style:style>
    <style:style style:name="co29" style:family="table-column">
      <style:table-column-properties fo:break-before="auto" style:column-width="1.109cm"/>
    </style:style>
    <style:style style:name="co30" style:family="table-column">
      <style:table-column-properties fo:break-before="auto" style:column-width="0.748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3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36" style:family="table-column">
      <style:table-column-properties fo:break-before="auto" style:column-width="2.441cm"/>
    </style:style>
    <style:style style:name="co37" style:family="table-column">
      <style:table-column-properties fo:break-before="auto" style:column-width="1.386cm"/>
    </style:style>
    <style:style style:name="co38" style:family="table-column">
      <style:table-column-properties fo:break-before="auto" style:column-width="2.969cm"/>
    </style:style>
    <style:style style:name="co39" style:family="table-column">
      <style:table-column-properties fo:break-before="auto" style:column-width="3.718cm"/>
    </style:style>
    <style:style style:name="co40" style:family="table-column">
      <style:table-column-properties fo:break-before="auto" style:column-width="3.163cm"/>
    </style:style>
    <style:style style:name="co41" style:family="table-column">
      <style:table-column-properties fo:break-before="auto" style:column-width="1.663cm"/>
    </style:style>
    <style:style style:name="co42" style:family="table-column">
      <style:table-column-properties fo:break-before="auto" style:column-width="4.161cm"/>
    </style:style>
    <style:style style:name="co4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64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804cm"/>
    </style:style>
    <style:style style:name="co55" style:family="table-column">
      <style:table-column-properties fo:break-before="auto" style:column-width="1.914cm"/>
    </style:style>
    <style:style style:name="co56" style:family="table-column">
      <style:table-column-properties fo:break-before="auto" style:column-width="1.164cm"/>
    </style:style>
    <style:style style:name="co57" style:family="table-column">
      <style:table-column-properties fo:break-before="auto" style:column-width="3.69cm"/>
    </style:style>
    <style:style style:name="co58" style:family="table-column">
      <style:table-column-properties fo:break-before="auto" style:column-width="1.774cm"/>
    </style:style>
    <style:style style:name="co59" style:family="table-column">
      <style:table-column-properties fo:break-before="auto" style:column-width="1.498cm"/>
    </style:style>
    <style:style style:name="co60" style:family="table-column">
      <style:table-column-properties fo:break-before="auto" style:column-width="1.053cm"/>
    </style:style>
    <style:style style:name="co61" style:family="table-column">
      <style:table-column-properties fo:break-before="auto" style:column-width="6.188cm"/>
    </style:style>
    <style:style style:name="co62" style:family="table-column">
      <style:table-column-properties fo:break-before="auto" style:column-width="4.189cm"/>
    </style:style>
    <style:style style:name="co63" style:family="table-column">
      <style:table-column-properties fo:break-before="auto" style:column-width="2.413cm"/>
    </style:style>
    <style:style style:name="co65" style:family="table-column">
      <style:table-column-properties fo:break-before="auto" style:column-width="3.801cm"/>
    </style:style>
    <style:style style:name="co66" style:family="table-column">
      <style:table-column-properties fo:break-before="auto" style:column-width="1.081cm"/>
    </style:style>
    <style:style style:name="co69" style:family="table-column">
      <style:table-column-properties fo:break-before="auto" style:column-width="1.803cm"/>
    </style:style>
    <style:style style:name="co70" style:family="table-column">
      <style:table-column-properties fo:break-before="auto" style:column-width="2.302cm"/>
    </style:style>
    <style:style style:name="co71" style:family="table-column">
      <style:table-column-properties fo:break-before="auto" style:column-width="2.718cm"/>
    </style:style>
    <style:style style:name="co72" style:family="table-column">
      <style:table-column-properties fo:break-before="auto" style:column-width="1.138cm"/>
    </style:style>
    <style:style style:name="co73" style:family="table-column">
      <style:table-column-properties fo:break-before="auto" style:column-width="3.856cm"/>
    </style:style>
    <style:style style:name="co74" style:family="table-column">
      <style:table-column-properties fo:break-before="auto" style:column-width="4.27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fo:background-color="#ffff99"/>
    </style:style>
    <style:style style:name="ce105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ffcc"/>
    </style:style>
    <style:style style:name="ce75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ccff"/>
    </style:style>
    <style:style style:name="ce39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44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46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49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51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58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0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1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2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4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85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6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7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88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91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92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94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95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97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99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00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06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9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order-bottom="0.002cm solid #000000" fo:border-left="none" fo:border-right="none" fo:border-top="none"/>
    </style:style>
    <style:style style:name="ce1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[$Emotions.$B$2:.$B$999]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56" table:default-cell-style-name="ce4"/>
        <table:table-column table:style-name="co64" table:default-cell-style-name="ce4"/>
        <table:table-column table:style-name="co57" table:default-cell-style-name="ce42"/>
        <table:table-column table:style-name="co58" table:number-columns-repeated="4" table:default-cell-style-name="ce47"/>
        <table:table-column table:style-name="co58" table:number-columns-repeated="2" table:default-cell-style-name="ce55"/>
        <table:table-column table:style-name="co55" table:default-cell-style-name="ce55"/>
        <table:table-column table:style-name="co55" table:default-cell-style-name="ce61"/>
        <table:table-column table:style-name="co59" table:default-cell-style-name="ce61"/>
        <table:table-column table:style-name="co60" table:default-cell-style-name="ce84"/>
        <table:table-column table:style-name="co61" table:default-cell-style-name="ce89"/>
        <table:table-column table:style-name="co62" table:default-cell-style-name="ce4"/>
        <table:table-column table:style-name="co63" table:default-cell-style-name="ce4"/>
        <table:table-column table:style-name="co13" table:default-cell-style-name="ce4"/>
        <table:table-column table:style-name="co14" table:default-cell-style-name="ce4"/>
        <table:table-column table:style-name="co65" table:default-cell-style-name="ce4"/>
        <table:table-column table:style-name="co66" table:number-columns-repeated="2" table:default-cell-style-name="ce107"/>
        <table:table-column table:style-name="co13" table:number-columns-repeated="999" table:default-cell-style-name="ce4"/>
        <table:table-column table:style-name="co13" table:default-cell-style-name="Default"/>
        <table:table-row table:style-name="ro6">
          <table:table-cell table:style-name="ce36" office:value-type="string">
            <text:p>ID</text:p>
          </table:table-cell>
          <table:table-cell table:style-name="ce36" office:value-type="string">
            <text:p>Deactivate</text:p>
          </table:table-cell>
          <table:table-cell table:style-name="ce36" office:value-type="string">
            <text:p>Character_ID</text:p>
          </table:table-cell>
          <table:table-cell table:style-name="ce36" office:value-type="string">
            <text:p>Action_ID</text:p>
          </table:table-cell>
          <table:table-cell table:style-name="ce36" office:value-type="string">
            <text:p>Call_Script</text:p>
          </table:table-cell>
          <table:table-cell table:style-name="ce41" office:value-type="string">
            <text:p>If_Expression</text:p>
          </table:table-cell>
          <table:table-cell table:style-name="ce46" office:value-type="string">
            <text:p>Target_Character</text:p>
          </table:table-cell>
          <table:table-cell table:style-name="ce46" office:value-type="string">
            <text:p>Target_Scene</text:p>
          </table:table-cell>
          <table:table-cell table:style-name="ce46" office:value-type="string">
            <text:p>Target_ObjGroup</text:p>
          </table:table-cell>
          <table:table-cell table:style-name="ce46" office:value-type="string">
            <text:p>Target_Object</text:p>
          </table:table-cell>
          <table:table-cell table:style-name="ce51" office:value-type="string">
            <text:p>Walk_Scene</text:p>
          </table:table-cell>
          <table:table-cell table:style-name="ce51" office:value-type="string">
            <text:p>Walk_Colour</text:p>
          </table:table-cell>
          <table:table-cell table:style-name="ce51" office:value-type="string">
            <text:p>Hover_Text</text:p>
          </table:table-cell>
          <table:table-cell table:style-name="ce60" office:value-type="string">
            <text:p>Dialogue_Speaker</text:p>
          </table:table-cell>
          <table:table-cell table:style-name="ce60" office:value-type="string">
            <text:p>Dialogue_Emotion</text:p>
          </table:table-cell>
          <table:table-cell table:style-name="ce82" office:value-type="string">
            <text:p>Dialogue_Duration</text:p>
          </table:table-cell>
          <table:table-cell table:style-name="ce88" office:value-type="string">
            <text:p>Dialogue_Line</text:p>
          </table:table-cell>
          <table:table-cell table:style-name="ce92" office:value-type="string">
            <text:p>Set_Column</text:p>
          </table:table-cell>
          <table:table-cell table:style-name="ce92" office:value-type="string">
            <text:p>Set_Tab</text:p>
          </table:table-cell>
          <table:table-cell table:style-name="ce92" office:value-type="string">
            <text:p>Set_Value</text:p>
          </table:table-cell>
          <table:table-cell table:style-name="ce97" office:value-type="string">
            <text:p>Filter_Column</text:p>
          </table:table-cell>
          <table:table-cell table:style-name="ce97" office:value-type="string">
            <text:p>Filter_Value</text:p>
          </table:table-cell>
          <table:table-cell table:style-name="ce106" office:value-type="string">
            <text:p>Refresh</text:p>
          </table:table-cell>
          <table:table-cell table:style-name="ce106" office:value-type="string">
            <text:p>Wait_Seconds</text:p>
          </table:table-cell>
          <table:table-cell table:style-name="ce50" table:number-columns-repeated="999"/>
          <table:table-cell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83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45" office:value-type="float" office:value="0">
            <text:p>0</text:p>
          </table:table-cell>
          <table:table-cell table:style-name="ce7" table:number-columns-repeated="999"/>
          <table:table-cell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37" office:value-type="string">
            <text:p>intro</text:p>
          </table:table-cell>
          <table:table-cell table:style-name="ce37"/>
          <table:table-cell table:style-name="ce37" table:content-validation-name="val1"/>
          <table:table-cell table:style-name="ce37" table:content-validation-name="val2"/>
          <table:table-cell table:style-name="ce37"/>
          <table:table-cell table:style-name="ce43"/>
          <table:table-cell table:style-name="ce48" table:content-validation-name="val3"/>
          <table:table-cell table:content-validation-name="val4"/>
          <table:table-cell table:content-validation-name="val6"/>
          <table:table-cell table:style-name="ce48"/>
          <table:table-cell table:content-validation-name="val8"/>
          <table:table-cell table:style-name="ce58" table:number-columns-repeated="2"/>
          <table:table-cell table:style-name="ce80" table:content-validation-name="val9" office:value-type="string">
            <text:p>lindsay</text:p>
          </table:table-cell>
          <table:table-cell table:style-name="ce80" table:content-validation-name="val10"/>
          <table:table-cell table:style-name="ce85" office:value-type="percentage" office:value="0.5">
            <text:p>50%</text:p>
          </table:table-cell>
          <table:table-cell table:style-name="ce90" office:value-type="string">
            <text:p>Ten years ago,</text:p>
          </table:table-cell>
          <table:table-cell table:style-name="ce94" table:number-columns-repeated="3"/>
          <table:table-cell table:style-name="ce99" table:number-columns-repeated="2"/>
          <table:table-cell table:style-name="ce108" table:number-columns-repeated="2"/>
          <table:table-cell table:style-name="ce37" table:number-columns-repeated="999"/>
          <table:table-cell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on a night just like this one,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ere were three youths who went camping together..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ittle did they know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at they were embarking on a journey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at would change their world!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Visible</text:p>
          </table:table-cell>
          <table:table-cell table:style-name="ce93" office:value-type="string">
            <text:p>Characters</text:p>
          </table:table-cell>
          <table:table-cell table:style-name="ce93" office:value-type="float" office:value="1">
            <text:p>1</text:p>
          </table:table-cell>
          <table:table-cell table:style-name="ce98"/>
          <table:table-cell table:style-name="ce98" office:value-type="string">
            <text:p>lindsay~&amp;~johnny~&amp;~sarah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&lt;laughs&gt;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... we're not THAT loud, are we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Animation_Current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idle</text:p>
          </table:table-cell>
          <table:table-cell table:style-name="ce98"/>
          <table:table-cell table:style-name="ce98" office:value-type="string">
            <text:p>lindsay~&amp;~johnny~&amp;~sarah</text:p>
          </table:table-cell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reen_X~,~Screen_Y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70~,~91</text:p>
          </table:table-cell>
          <table:table-cell table:style-name="ce98"/>
          <table:table-cell table:style-name="ce98" office:value-type="string">
            <text:p>lindsa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reen_X~,~Screen_Y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80~,~85</text:p>
          </table:table-cell>
          <table:table-cell table:style-name="ce98"/>
          <table:table-cell table:style-name="ce98" office:value-type="string">
            <text:p>johnny</text:p>
          </table:table-cell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reen_X~,~Screen_Y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90~,~95</text:p>
          </table:table-cell>
          <table:table-cell table:style-name="ce98"/>
          <table:table-cell table:style-name="ce98" office:value-type="string">
            <text:p>sarah</text:p>
          </table:table-cell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3</text:p>
          </table:table-cell>
          <table:table-cell table:style-name="ce98"/>
          <table:table-cell table:style-name="ce98" office:value-type="string">
            <text:p>lindsay~&amp;~johnny~&amp;~sarah</text:p>
          </table:table-cell>
          <table:table-cell table:number-columns-repeated="1002"/>
        </table:table-row>
        <table:table-row table:style-name="ro7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Current</text:p>
          </table:table-cell>
          <table:table-cell table:style-name="ce93" office:value-type="string">
            <text:p>Characters</text:p>
          </table:table-cell>
          <table:table-cell table:style-name="ce93" office:value-type="float" office:value="1">
            <text:p>1</text:p>
          </table:table-cell>
          <table:table-cell table:style-name="ce98"/>
          <table:table-cell table:style-name="ce98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38" office:value-type="string">
            <text:p>intro</text:p>
          </table:table-cell>
          <table:table-cell table:style-name="ce38"/>
          <table:table-cell table:style-name="ce38" table:content-validation-name="val1"/>
          <table:table-cell table:style-name="ce38" table:content-validation-name="val2"/>
          <table:table-cell table:style-name="ce38"/>
          <table:table-cell table:style-name="ce44"/>
          <table:table-cell table:style-name="ce49" table:content-validation-name="val3"/>
          <table:table-cell table:style-name="ce49" table:content-validation-name="val4"/>
          <table:table-cell table:style-name="ce49" table:content-validation-name="val6"/>
          <table:table-cell table:style-name="ce49"/>
          <table:table-cell table:style-name="ce56" table:content-validation-name="val8"/>
          <table:table-cell table:style-name="ce56" table:number-columns-repeated="2"/>
          <table:table-cell table:style-name="ce81" table:content-validation-name="val9"/>
          <table:table-cell table:style-name="ce81" table:content-validation-name="val10"/>
          <table:table-cell table:style-name="ce86"/>
          <table:table-cell table:style-name="ce91"/>
          <table:table-cell table:style-name="ce96" office:value-type="string">
            <text:p>Deactivate</text:p>
          </table:table-cell>
          <table:table-cell table:style-name="ce96" office:value-type="string">
            <text:p>Script</text:p>
          </table:table-cell>
          <table:table-cell table:style-name="ce96" office:value-type="float" office:value="1">
            <text:p>1</text:p>
          </table:table-cell>
          <table:table-cell table:style-name="ce100"/>
          <table:table-cell table:style-name="ce100" office:value-type="string">
            <text:p>fire-campfire-#ff00ff</text:p>
          </table:table-cell>
          <table:table-cell table:style-name="ce109" table:number-columns-repeated="2"/>
          <table:table-cell table:style-name="ce38" table:number-columns-repeated="999"/>
          <table:table-cell table:style-name="ce111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35]&amp;[.H35]&amp;[.I35]&amp;[.J35])&gt;0;[.C35]&amp;&quot;-&quot;&amp;[.D35]&amp;&quot;-&quot;&amp;[.G35]&amp;[.H35]&amp;[.I35]&amp;[.J35];[.C35]&amp;&quot;-&quot;&amp;[.K35]&amp;&quot;-&quot;&amp;[.L35]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36]&amp;[.H36]&amp;[.I36]&amp;[.J36])&gt;0;[.C36]&amp;&quot;-&quot;&amp;[.D36]&amp;&quot;-&quot;&amp;[.G36]&amp;[.H36]&amp;[.I36]&amp;[.J36];[.C36]&amp;&quot;-&quot;&amp;[.K36]&amp;&quot;-&quot;&amp;[.L36]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37]&amp;[.H37]&amp;[.I37]&amp;[.J37])&gt;0;[.C37]&amp;&quot;-&quot;&amp;[.D37]&amp;&quot;-&quot;&amp;[.G37]&amp;[.H37]&amp;[.I37]&amp;[.J37];[.C37]&amp;&quot;-&quot;&amp;[.K37]&amp;&quot;-&quot;&amp;[.L37]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38]&amp;[.H38]&amp;[.I38]&amp;[.J38])&gt;0;[.C38]&amp;&quot;-&quot;&amp;[.D38]&amp;&quot;-&quot;&amp;[.G38]&amp;[.H38]&amp;[.I38]&amp;[.J38];[.C38]&amp;&quot;-&quot;&amp;[.K38]&amp;&quot;-&quot;&amp;[.L38]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40]&amp;[.H40]&amp;[.I40]&amp;[.J40])&gt;0;[.C40]&amp;&quot;-&quot;&amp;[.D40]&amp;&quot;-&quot;&amp;[.G40]&amp;[.H40]&amp;[.I40]&amp;[.J40];[.C40]&amp;&quot;-&quot;&amp;[.K40]&amp;&quot;-&quot;&amp;[.L40]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41]&amp;[.H41]&amp;[.I41]&amp;[.J41])&gt;0;[.C41]&amp;&quot;-&quot;&amp;[.D41]&amp;&quot;-&quot;&amp;[.G41]&amp;[.H41]&amp;[.I41]&amp;[.J41];[.C41]&amp;&quot;-&quot;&amp;[.K41]&amp;&quot;-&quot;&amp;[.L41]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42]&amp;[.H42]&amp;[.I42]&amp;[.J42])&gt;0;[.C42]&amp;&quot;-&quot;&amp;[.D42]&amp;&quot;-&quot;&amp;[.G42]&amp;[.H42]&amp;[.I42]&amp;[.J42];[.C42]&amp;&quot;-&quot;&amp;[.K42]&amp;&quot;-&quot;&amp;[.L42]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43]&amp;[.H43]&amp;[.I43]&amp;[.J43])&gt;0;[.C43]&amp;&quot;-&quot;&amp;[.D43]&amp;&quot;-&quot;&amp;[.G43]&amp;[.H43]&amp;[.I43]&amp;[.J43];[.C43]&amp;&quot;-&quot;&amp;[.K43]&amp;&quot;-&quot;&amp;[.L43]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44]&amp;[.H44]&amp;[.I44]&amp;[.J44])&gt;0;[.C44]&amp;&quot;-&quot;&amp;[.D44]&amp;&quot;-&quot;&amp;[.G44]&amp;[.H44]&amp;[.I44]&amp;[.J44];[.C44]&amp;&quot;-&quot;&amp;[.K44]&amp;&quot;-&quot;&amp;[.L44]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45]&amp;[.H45]&amp;[.I45]&amp;[.J45])&gt;0;[.C45]&amp;&quot;-&quot;&amp;[.D45]&amp;&quot;-&quot;&amp;[.G45]&amp;[.H45]&amp;[.I45]&amp;[.J45];[.C45]&amp;&quot;-&quot;&amp;[.K45]&amp;&quot;-&quot;&amp;[.L45]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46]&amp;[.H46]&amp;[.I46]&amp;[.J46])&gt;0;[.C46]&amp;&quot;-&quot;&amp;[.D46]&amp;&quot;-&quot;&amp;[.G46]&amp;[.H46]&amp;[.I46]&amp;[.J46];[.C46]&amp;&quot;-&quot;&amp;[.K46]&amp;&quot;-&quot;&amp;[.L46]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47]&amp;[.H47]&amp;[.I47]&amp;[.J47])&gt;0;[.C47]&amp;&quot;-&quot;&amp;[.D47]&amp;&quot;-&quot;&amp;[.G47]&amp;[.H47]&amp;[.I47]&amp;[.J47];[.C47]&amp;&quot;-&quot;&amp;[.K47]&amp;&quot;-&quot;&amp;[.L47]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49]&amp;[.H49]&amp;[.I49]&amp;[.J49])&gt;0;[.C49]&amp;&quot;-&quot;&amp;[.D49]&amp;&quot;-&quot;&amp;[.G49]&amp;[.H49]&amp;[.I49]&amp;[.J49];[.C49]&amp;&quot;-&quot;&amp;[.K49]&amp;&quot;-&quot;&amp;[.L49]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50]&amp;[.H50]&amp;[.I50]&amp;[.J50])&gt;0;[.C50]&amp;&quot;-&quot;&amp;[.D50]&amp;&quot;-&quot;&amp;[.G50]&amp;[.H50]&amp;[.I50]&amp;[.J50];[.C50]&amp;&quot;-&quot;&amp;[.K50]&amp;&quot;-&quot;&amp;[.L50]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51]&amp;[.H51]&amp;[.I51]&amp;[.J51])&gt;0;[.C51]&amp;&quot;-&quot;&amp;[.D51]&amp;&quot;-&quot;&amp;[.G51]&amp;[.H51]&amp;[.I51]&amp;[.J51];[.C51]&amp;&quot;-&quot;&amp;[.K51]&amp;&quot;-&quot;&amp;[.L51]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52]&amp;[.H52]&amp;[.I52]&amp;[.J52])&gt;0;[.C52]&amp;&quot;-&quot;&amp;[.D52]&amp;&quot;-&quot;&amp;[.G52]&amp;[.H52]&amp;[.I52]&amp;[.J52];[.C52]&amp;&quot;-&quot;&amp;[.K52]&amp;&quot;-&quot;&amp;[.L52]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" office:value-type="string" office:string-value="DEFAULT-look-stick">
            <text:p>DEFAULT-look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" office:value-type="string" office:string-value="DEFAULT-handle-stick">
            <text:p>DEFAULT-handl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55]&amp;[.H55]&amp;[.I55]&amp;[.J55])&gt;0;[.C55]&amp;&quot;-&quot;&amp;[.D55]&amp;&quot;-&quot;&amp;[.G55]&amp;[.H55]&amp;[.I55]&amp;[.J55];[.C55]&amp;&quot;-&quot;&amp;[.K55]&amp;&quot;-&quot;&amp;[.L55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56]&amp;[.H56]&amp;[.I56]&amp;[.J56])&gt;0;[.C56]&amp;&quot;-&quot;&amp;[.D56]&amp;&quot;-&quot;&amp;[.G56]&amp;[.H56]&amp;[.I56]&amp;[.J56];[.C56]&amp;&quot;-&quot;&amp;[.K56]&amp;&quot;-&quot;&amp;[.L56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Value</text:p>
          </table:table-cell>
          <table:table-cell table:style-name="ce93" office:value-type="string">
            <text:p>Variables</text:p>
          </table:table-cell>
          <table:table-cell table:style-name="ce93" office:value-type="string">
            <text:p>numSticks + 1</text:p>
          </table:table-cell>
          <table:table-cell table:style-name="ce98"/>
          <table:table-cell table:style-name="ce98" office:value-type="string">
            <text:p>numSticks</text:p>
          </table:table-cell>
          <table:table-cell table:number-columns-repeated="1002"/>
        </table:table-row>
        <table:table-row table:style-name="ro7">
          <table:table-cell table:formula="of:=IF(LEN([.G57]&amp;[.H57]&amp;[.I57]&amp;[.J57])&gt;0;[.C57]&amp;&quot;-&quot;&amp;[.D57]&amp;&quot;-&quot;&amp;[.G57]&amp;[.H57]&amp;[.I57]&amp;[.J57];[.C57]&amp;&quot;-&quot;&amp;[.K57]&amp;&quot;-&quot;&amp;[.L57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58]&amp;[.H58]&amp;[.I58]&amp;[.J58])&gt;0;[.C58]&amp;&quot;-&quot;&amp;[.D58]&amp;&quot;-&quot;&amp;[.G58]&amp;[.H58]&amp;[.I58]&amp;[.J58];[.C58]&amp;&quot;-&quot;&amp;[.K58]&amp;&quot;-&quot;&amp;[.L58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59]&amp;[.H59]&amp;[.I59]&amp;[.J59])&gt;0;[.C59]&amp;&quot;-&quot;&amp;[.D59]&amp;&quot;-&quot;&amp;[.G59]&amp;[.H59]&amp;[.I59]&amp;[.J59];[.C59]&amp;&quot;-&quot;&amp;[.K59]&amp;&quot;-&quot;&amp;[.L59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60]&amp;[.H60]&amp;[.I60]&amp;[.J60])&gt;0;[.C60]&amp;&quot;-&quot;&amp;[.D60]&amp;&quot;-&quot;&amp;[.G60]&amp;[.H60]&amp;[.I60]&amp;[.J60];[.C60]&amp;&quot;-&quot;&amp;[.K60]&amp;&quot;-&quot;&amp;[.L60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61]&amp;[.H61]&amp;[.I61]&amp;[.J61])&gt;0;[.C61]&amp;&quot;-&quot;&amp;[.D61]&amp;&quot;-&quot;&amp;[.G61]&amp;[.H61]&amp;[.I61]&amp;[.J61];[.C61]&amp;&quot;-&quot;&amp;[.K61]&amp;&quot;-&quot;&amp;[.L61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62]&amp;[.H62]&amp;[.I62]&amp;[.J62])&gt;0;[.C62]&amp;&quot;-&quot;&amp;[.D62]&amp;&quot;-&quot;&amp;[.G62]&amp;[.H62]&amp;[.I62]&amp;[.J62];[.C62]&amp;&quot;-&quot;&amp;[.K62]&amp;&quot;-&quot;&amp;[.L62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63]&amp;[.H63]&amp;[.I63]&amp;[.J63])&gt;0;[.C63]&amp;&quot;-&quot;&amp;[.D63]&amp;&quot;-&quot;&amp;[.G63]&amp;[.H63]&amp;[.I63]&amp;[.J63];[.C63]&amp;&quot;-&quot;&amp;[.K63]&amp;&quot;-&quot;&amp;[.L63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64]&amp;[.H64]&amp;[.I64]&amp;[.J64])&gt;0;[.C64]&amp;&quot;-&quot;&amp;[.D64]&amp;&quot;-&quot;&amp;[.G64]&amp;[.H64]&amp;[.I64]&amp;[.J64];[.C64]&amp;&quot;-&quot;&amp;[.K64]&amp;&quot;-&quot;&amp;[.L64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65]&amp;[.H65]&amp;[.I65]&amp;[.J65])&gt;0;[.C65]&amp;&quot;-&quot;&amp;[.D65]&amp;&quot;-&quot;&amp;[.G65]&amp;[.H65]&amp;[.I65]&amp;[.J65];[.C65]&amp;&quot;-&quot;&amp;[.K65]&amp;&quot;-&quot;&amp;[.L65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66]&amp;[.H66]&amp;[.I66]&amp;[.J66])&gt;0;[.C66]&amp;&quot;-&quot;&amp;[.D66]&amp;&quot;-&quot;&amp;[.G66]&amp;[.H66]&amp;[.I66]&amp;[.J66];[.C66]&amp;&quot;-&quot;&amp;[.K66]&amp;&quot;-&quot;&amp;[.L66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67]&amp;[.H67]&amp;[.I67]&amp;[.J67])&gt;0;[.C67]&amp;&quot;-&quot;&amp;[.D67]&amp;&quot;-&quot;&amp;[.G67]&amp;[.H67]&amp;[.I67]&amp;[.J67];[.C67]&amp;&quot;-&quot;&amp;[.K67]&amp;&quot;-&quot;&amp;[.L67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68]&amp;[.H68]&amp;[.I68]&amp;[.J68])&gt;0;[.C68]&amp;&quot;-&quot;&amp;[.D68]&amp;&quot;-&quot;&amp;[.G68]&amp;[.H68]&amp;[.I68]&amp;[.J68];[.C68]&amp;&quot;-&quot;&amp;[.K68]&amp;&quot;-&quot;&amp;[.L68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4~,~9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5~,~9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6~,~9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7~,~9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7">
          <table:table-cell table:formula="of:=IF(LEN([.G73]&amp;[.H73]&amp;[.I73]&amp;[.J73])&gt;0;[.C73]&amp;&quot;-&quot;&amp;[.D73]&amp;&quot;-&quot;&amp;[.G73]&amp;[.H73]&amp;[.I73]&amp;[.J73];[.C73]&amp;&quot;-&quot;&amp;[.K73]&amp;&quot;-&quot;&amp;[.L73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74]&amp;[.H74]&amp;[.I74]&amp;[.J74])&gt;0;[.C74]&amp;&quot;-&quot;&amp;[.D74]&amp;&quot;-&quot;&amp;[.G74]&amp;[.H74]&amp;[.I74]&amp;[.J74];[.C74]&amp;&quot;-&quot;&amp;[.K74]&amp;&quot;-&quot;&amp;[.L74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6~,~1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5~,~1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4~,~1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3~,~1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7">
          <table:table-cell table:formula="of:=IF(LEN([.G79]&amp;[.H79]&amp;[.I79]&amp;[.J79])&gt;0;[.C79]&amp;&quot;-&quot;&amp;[.D79]&amp;&quot;-&quot;&amp;[.G79]&amp;[.H79]&amp;[.I79]&amp;[.J79];[.C79]&amp;&quot;-&quot;&amp;[.K79]&amp;&quot;-&quot;&amp;[.L79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80]&amp;[.H80]&amp;[.I80]&amp;[.J80])&gt;0;[.C80]&amp;&quot;-&quot;&amp;[.D80]&amp;&quot;-&quot;&amp;[.G80]&amp;[.H80]&amp;[.I80]&amp;[.J80];[.C80]&amp;&quot;-&quot;&amp;[.K80]&amp;&quot;-&quot;&amp;[.L80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81]&amp;[.H81]&amp;[.I81]&amp;[.J81])&gt;0;[.C81]&amp;&quot;-&quot;&amp;[.D81]&amp;&quot;-&quot;&amp;[.G81]&amp;[.H81]&amp;[.I81]&amp;[.J81];[.C81]&amp;&quot;-&quot;&amp;[.K81]&amp;&quot;-&quot;&amp;[.L81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2~,~1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office:value-type="string">
            <text:p>Scene_ID~,~Screen_X</text:p>
          </table:table-cell>
          <table:table-cell table:style-name="ce93" office:value-type="string">
            <text:p>Characters</text:p>
          </table:table-cell>
          <table:table-cell table:style-name="ce93" office:value-type="string">
            <text:p>forest-01~,~10</text:p>
          </table:table-cell>
          <table:table-cell table:style-name="ce98"/>
          <table:table-cell table:style-name="ce98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93" table:number-columns-repeated="3"/>
          <table:table-cell table:style-name="ce98"/>
          <table:table-cell table:style-name="ce98" office:value-type="string">
            <text:p>DEFAULT</text:p>
          </table:table-cell>
          <table:table-cell table:number-columns-repeated="1002"/>
        </table:table-row>
        <table:table-row table:style-name="ro7">
          <table:table-cell table:formula="of:=IF(LEN([.G84]&amp;[.H84]&amp;[.I84]&amp;[.J84])&gt;0;[.C84]&amp;&quot;-&quot;&amp;[.D84]&amp;&quot;-&quot;&amp;[.G84]&amp;[.H84]&amp;[.I84]&amp;[.J84];[.C84]&amp;&quot;-&quot;&amp;[.K84]&amp;&quot;-&quot;&amp;[.L84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office:value-type="string">
            <text:p>Value</text:p>
          </table:table-cell>
          <table:table-cell table:style-name="ce93" office:value-type="string">
            <text:p>Variables</text:p>
          </table:table-cell>
          <table:table-cell table:style-name="ce93" office:value-type="string">
            <text:p>lost</text:p>
          </table:table-cell>
          <table:table-cell table:style-name="ce98"/>
          <table:table-cell table:style-name="ce98" office:value-type="string">
            <text:p>teamState</text:p>
          </table:table-cell>
          <table:table-cell table:number-columns-repeated="1002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3" office:value-type="string">
            <text:p>Visible</text:p>
          </table:table-cell>
          <table:table-cell table:style-name="ce93" office:value-type="string">
            <text:p>Characters</text:p>
          </table:table-cell>
          <table:table-cell table:style-name="ce93" office:value-type="float" office:value="1">
            <text:p>1</text:p>
          </table:table-cell>
          <table:table-cell table:style-name="ce98"/>
          <table:table-cell table:style-name="ce98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7">
          <table:table-cell table:formula="of:=IF(LEN([.G86]&amp;[.H86]&amp;[.I86]&amp;[.J86])&gt;0;[.C86]&amp;&quot;-&quot;&amp;[.D86]&amp;&quot;-&quot;&amp;[.G86]&amp;[.H86]&amp;[.I86]&amp;[.J86];[.C86]&amp;&quot;-&quot;&amp;[.K86]&amp;&quot;-&quot;&amp;[.L86]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87]&amp;[.H87]&amp;[.I87]&amp;[.J87])&gt;0;[.C87]&amp;&quot;-&quot;&amp;[.D87]&amp;&quot;-&quot;&amp;[.G87]&amp;[.H87]&amp;[.I87]&amp;[.J87];[.C87]&amp;&quot;-&quot;&amp;[.K87]&amp;&quot;-&quot;&amp;[.L87]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89]&amp;[.H89]&amp;[.I89]&amp;[.J89])&gt;0;[.C89]&amp;&quot;-&quot;&amp;[.D89]&amp;&quot;-&quot;&amp;[.G89]&amp;[.H89]&amp;[.I89]&amp;[.J89];[.C89]&amp;&quot;-&quot;&amp;[.K89]&amp;&quot;-&quot;&amp;[.L89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0]&amp;[.H90]&amp;[.I90]&amp;[.J90])&gt;0;[.C90]&amp;&quot;-&quot;&amp;[.D90]&amp;&quot;-&quot;&amp;[.G90]&amp;[.H90]&amp;[.I90]&amp;[.J90];[.C90]&amp;&quot;-&quot;&amp;[.K90]&amp;&quot;-&quot;&amp;[.L90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1]&amp;[.H91]&amp;[.I91]&amp;[.J91])&gt;0;[.C91]&amp;&quot;-&quot;&amp;[.D91]&amp;&quot;-&quot;&amp;[.G91]&amp;[.H91]&amp;[.I91]&amp;[.J91];[.C91]&amp;&quot;-&quot;&amp;[.K91]&amp;&quot;-&quot;&amp;[.L91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2]&amp;[.H92]&amp;[.I92]&amp;[.J92])&gt;0;[.C92]&amp;&quot;-&quot;&amp;[.D92]&amp;&quot;-&quot;&amp;[.G92]&amp;[.H92]&amp;[.I92]&amp;[.J92];[.C92]&amp;&quot;-&quot;&amp;[.K92]&amp;&quot;-&quot;&amp;[.L92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3]&amp;[.H93]&amp;[.I93]&amp;[.J93])&gt;0;[.C93]&amp;&quot;-&quot;&amp;[.D93]&amp;&quot;-&quot;&amp;[.G93]&amp;[.H93]&amp;[.I93]&amp;[.J93];[.C93]&amp;&quot;-&quot;&amp;[.K93]&amp;&quot;-&quot;&amp;[.L93]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4]&amp;[.H94]&amp;[.I94]&amp;[.J94])&gt;0;[.C94]&amp;&quot;-&quot;&amp;[.D94]&amp;&quot;-&quot;&amp;[.G94]&amp;[.H94]&amp;[.I94]&amp;[.J94];[.C94]&amp;&quot;-&quot;&amp;[.K94]&amp;&quot;-&quot;&amp;[.L94]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5]&amp;[.H95]&amp;[.I95]&amp;[.J95])&gt;0;[.C95]&amp;&quot;-&quot;&amp;[.D95]&amp;&quot;-&quot;&amp;[.G95]&amp;[.H95]&amp;[.I95]&amp;[.J95];[.C95]&amp;&quot;-&quot;&amp;[.K95]&amp;&quot;-&quot;&amp;[.L95]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6]&amp;[.H96]&amp;[.I96]&amp;[.J96])&gt;0;[.C96]&amp;&quot;-&quot;&amp;[.D96]&amp;&quot;-&quot;&amp;[.G96]&amp;[.H96]&amp;[.I96]&amp;[.J96];[.C96]&amp;&quot;-&quot;&amp;[.K96]&amp;&quot;-&quot;&amp;[.L96]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7]&amp;[.H97]&amp;[.I97]&amp;[.J97])&gt;0;[.C97]&amp;&quot;-&quot;&amp;[.D97]&amp;&quot;-&quot;&amp;[.G97]&amp;[.H97]&amp;[.I97]&amp;[.J97];[.C97]&amp;&quot;-&quot;&amp;[.K97]&amp;&quot;-&quot;&amp;[.L97]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8]&amp;[.H98]&amp;[.I98]&amp;[.J98])&gt;0;[.C98]&amp;&quot;-&quot;&amp;[.D98]&amp;&quot;-&quot;&amp;[.G98]&amp;[.H98]&amp;[.I98]&amp;[.J98];[.C98]&amp;&quot;-&quot;&amp;[.K98]&amp;&quot;-&quot;&amp;[.L98]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99]&amp;[.H99]&amp;[.I99]&amp;[.J99])&gt;0;[.C99]&amp;&quot;-&quot;&amp;[.D99]&amp;&quot;-&quot;&amp;[.G99]&amp;[.H99]&amp;[.I99]&amp;[.J99];[.C99]&amp;&quot;-&quot;&amp;[.K99]&amp;&quot;-&quot;&amp;[.L99]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05]&amp;[.H105]&amp;[.I105]&amp;[.J105])&gt;0;[.C105]&amp;&quot;-&quot;&amp;[.D105]&amp;&quot;-&quot;&amp;[.G105]&amp;[.H105]&amp;[.I105]&amp;[.J105];[.C105]&amp;&quot;-&quot;&amp;[.K105]&amp;&quot;-&quot;&amp;[.L105]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06]&amp;[.H106]&amp;[.I106]&amp;[.J106])&gt;0;[.C106]&amp;&quot;-&quot;&amp;[.D106]&amp;&quot;-&quot;&amp;[.G106]&amp;[.H106]&amp;[.I106]&amp;[.J106];[.C106]&amp;&quot;-&quot;&amp;[.K106]&amp;&quot;-&quot;&amp;[.L106]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07]&amp;[.H107]&amp;[.I107]&amp;[.J107])&gt;0;[.C107]&amp;&quot;-&quot;&amp;[.D107]&amp;&quot;-&quot;&amp;[.G107]&amp;[.H107]&amp;[.I107]&amp;[.J107];[.C107]&amp;&quot;-&quot;&amp;[.K107]&amp;&quot;-&quot;&amp;[.L107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08]&amp;[.H108]&amp;[.I108]&amp;[.J108])&gt;0;[.C108]&amp;&quot;-&quot;&amp;[.D108]&amp;&quot;-&quot;&amp;[.G108]&amp;[.H108]&amp;[.I108]&amp;[.J108];[.C108]&amp;&quot;-&quot;&amp;[.K108]&amp;&quot;-&quot;&amp;[.L108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09]&amp;[.H109]&amp;[.I109]&amp;[.J109])&gt;0;[.C109]&amp;&quot;-&quot;&amp;[.D109]&amp;&quot;-&quot;&amp;[.G109]&amp;[.H109]&amp;[.I109]&amp;[.J109];[.C109]&amp;&quot;-&quot;&amp;[.K109]&amp;&quot;-&quot;&amp;[.L109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10]&amp;[.H110]&amp;[.I110]&amp;[.J110])&gt;0;[.C110]&amp;&quot;-&quot;&amp;[.D110]&amp;&quot;-&quot;&amp;[.G110]&amp;[.H110]&amp;[.I110]&amp;[.J110];[.C110]&amp;&quot;-&quot;&amp;[.K110]&amp;&quot;-&quot;&amp;[.L110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11]&amp;[.H111]&amp;[.I111]&amp;[.J111])&gt;0;[.C111]&amp;&quot;-&quot;&amp;[.D111]&amp;&quot;-&quot;&amp;[.G111]&amp;[.H111]&amp;[.I111]&amp;[.J111];[.C111]&amp;&quot;-&quot;&amp;[.K111]&amp;&quot;-&quot;&amp;[.L111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12]&amp;[.H112]&amp;[.I112]&amp;[.J112])&gt;0;[.C112]&amp;&quot;-&quot;&amp;[.D112]&amp;&quot;-&quot;&amp;[.G112]&amp;[.H112]&amp;[.I112]&amp;[.J112];[.C112]&amp;&quot;-&quot;&amp;[.K112]&amp;&quot;-&quot;&amp;[.L112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13]&amp;[.H113]&amp;[.I113]&amp;[.J113])&gt;0;[.C113]&amp;&quot;-&quot;&amp;[.D113]&amp;&quot;-&quot;&amp;[.G113]&amp;[.H113]&amp;[.I113]&amp;[.J113];[.C113]&amp;&quot;-&quot;&amp;[.K113]&amp;&quot;-&quot;&amp;[.L113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14]&amp;[.H114]&amp;[.I114]&amp;[.J114])&gt;0;[.C114]&amp;&quot;-&quot;&amp;[.D114]&amp;&quot;-&quot;&amp;[.G114]&amp;[.H114]&amp;[.I114]&amp;[.J114];[.C114]&amp;&quot;-&quot;&amp;[.K114]&amp;&quot;-&quot;&amp;[.L114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15]&amp;[.H115]&amp;[.I115]&amp;[.J115])&gt;0;[.C115]&amp;&quot;-&quot;&amp;[.D115]&amp;&quot;-&quot;&amp;[.G115]&amp;[.H115]&amp;[.I115]&amp;[.J115];[.C115]&amp;&quot;-&quot;&amp;[.K115]&amp;&quot;-&quot;&amp;[.L115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16]&amp;[.H116]&amp;[.I116]&amp;[.J116])&gt;0;[.C116]&amp;&quot;-&quot;&amp;[.D116]&amp;&quot;-&quot;&amp;[.G116]&amp;[.H116]&amp;[.I116]&amp;[.J116];[.C116]&amp;&quot;-&quot;&amp;[.K116]&amp;&quot;-&quot;&amp;[.L116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17]&amp;[.H117]&amp;[.I117]&amp;[.J117])&gt;0;[.C117]&amp;&quot;-&quot;&amp;[.D117]&amp;&quot;-&quot;&amp;[.G117]&amp;[.H117]&amp;[.I117]&amp;[.J117];[.C117]&amp;&quot;-&quot;&amp;[.K117]&amp;&quot;-&quot;&amp;[.L117])" office:value-type="string" office:string-value="DEFAULT-use-lindsaystick">
            <text:p>DEFAULT-use-lindsa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" office:value-type="string" office:string-value="DEFAULT-use-johnnystick">
            <text:p>DEFAULT-use-johnn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19]&amp;[.H119]&amp;[.I119]&amp;[.J119])&gt;0;[.C119]&amp;&quot;-&quot;&amp;[.D119]&amp;&quot;-&quot;&amp;[.G119]&amp;[.H119]&amp;[.I119]&amp;[.J119];[.C119]&amp;&quot;-&quot;&amp;[.K119]&amp;&quot;-&quot;&amp;[.L119])" office:value-type="string" office:string-value="DEFAULT-use-sarahstick">
            <text:p>DEFAULT-use-sarah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20]&amp;[.H120]&amp;[.I120]&amp;[.J120])&gt;0;[.C120]&amp;&quot;-&quot;&amp;[.D120]&amp;&quot;-&quot;&amp;[.G120]&amp;[.H120]&amp;[.I120]&amp;[.J120];[.C120]&amp;&quot;-&quot;&amp;[.K120]&amp;&quot;-&quot;&amp;[.L120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7">
          <table:table-cell table:formula="of:=IF(LEN([.G121]&amp;[.H121]&amp;[.I121]&amp;[.J121])&gt;0;[.C121]&amp;&quot;-&quot;&amp;[.D121]&amp;&quot;-&quot;&amp;[.G121]&amp;[.H121]&amp;[.I121]&amp;[.J121];[.C121]&amp;&quot;-&quot;&amp;[.K121]&amp;&quot;-&quot;&amp;[.L121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!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3" table:number-columns-repeated="3"/>
          <table:table-cell table:style-name="ce98" table:number-columns-repeated="2"/>
          <table:table-cell table:number-columns-repeated="1002"/>
        </table:table-row>
        <table:table-row table:style-name="ro2">
          <table:table-cell table:style-name="ce39"/>
          <table:table-cell table:style-name="ce40" table:number-columns-repeated="14"/>
          <table:table-cell table:style-name="ce87"/>
          <table:table-cell table:style-name="ce40" table:number-columns-repeated="6"/>
          <table:table-cell table:style-name="ce110" table:number-columns-repeated="2"/>
          <table:table-cell table:number-columns-repeated="1000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54" office:value-type="float" office:value="0">
            <text:p>0</text:p>
          </table:table-cell>
          <table:table-cell table:style-name="ce53" table:number-columns-repeated="1022"/>
        </table:table-row>
        <table:table-row table:style-name="ro2">
          <table:table-cell office:value-type="string">
            <text:p>numSticks</text:p>
          </table:table-cell>
          <table:table-cell table:number-columns-repeated="1023"/>
        </table:table-row>
        <table:table-row table:style-name="ro2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2">
          <table:table-cell office:value-type="string">
            <text:p>currentFRoom</text:p>
          </table:table-cell>
          <table:table-cell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67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6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5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style-name="ce103"/>
          <table:table-cell table:style-name="ce102"/>
          <table:table-cell table:style-name="ce104"/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1" office:value-type="string">
            <text:p>walk</text:p>
          </table:table-cell>
          <table:table-cell table:style-name="ce102" office:value-type="string">
            <text:p>W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 table:number-columns-repeated="3"/>
          <table:table-cell table:style-name="ce103" table:number-columns-repeated="2"/>
          <table:table-cell table:style-name="ce102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3"/>
          <table:table-cell table:style-name="ce103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4"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3"/>
          <table:table-cell table:style-name="ce103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6"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3"/>
          <table:table-cell table:style-name="ce103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1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3" table:number-columns-repeated="2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101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59"/>
        <table:table-column table:style-name="co27" table:default-cell-style-name="ce4"/>
        <table:table-column table:style-name="co28" table:number-columns-repeated="2" table:default-cell-style-name="ce64"/>
        <table:table-column table:style-name="co25" table:number-columns-repeated="3" table:default-cell-style-name="ce64"/>
        <table:table-column table:style-name="co25" table:default-cell-style-name="ce59"/>
        <table:table-column table:style-name="co29" table:number-columns-repeated="2" table:default-cell-style-name="ce59"/>
        <table:table-column table:style-name="co25" table:number-columns-repeated="3" table:default-cell-style-name="ce59"/>
        <table:table-column table:style-name="co22" table:default-cell-style-name="ce66"/>
        <table:table-column table:style-name="co30" table:number-columns-repeated="8" table:default-cell-style-name="ce68"/>
        <table:table-column table:style-name="co30" table:number-columns-repeated="8" table:default-cell-style-name="ce70"/>
        <table:table-column table:style-name="co31" table:default-cell-style-name="ce72"/>
        <table:table-column table:style-name="co32" table:default-cell-style-name="ce72"/>
        <table:table-column table:style-name="co33" table:default-cell-style-name="ce72"/>
        <table:table-column table:style-name="co32" table:default-cell-style-name="ce72"/>
        <table:table-column table:style-name="co34" table:default-cell-style-name="ce72"/>
        <table:table-column table:style-name="co32" table:default-cell-style-name="ce72"/>
        <table:table-column table:style-name="co35" table:default-cell-style-name="ce72"/>
        <table:table-column table:style-name="co13" table:number-columns-repeated="981" table:default-cell-style-name="ce4"/>
        <table:table-row table:style-name="ro3">
          <table:table-cell table:style-name="ce50" office:value-type="string">
            <text:p>ID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Colour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xZ_Index</text:p>
          </table:table-cell>
          <table:table-cell table:style-name="ce57" office:value-type="string">
            <text:p>Playable</text:p>
          </table:table-cell>
          <table:table-cell table:style-name="ce57" office:value-type="string">
            <text:p>Walks</text:p>
          </table:table-cell>
          <table:table-cell table:style-name="ce57" office:value-type="string">
            <text:p>Current</text:p>
          </table:table-cell>
          <table:table-cell table:style-name="ce65" office:value-type="string">
            <text:p>Animation_Current</text:p>
          </table:table-cell>
          <table:table-cell table:style-name="ce67" office:value-type="string">
            <text:p>Idle_N</text:p>
          </table:table-cell>
          <table:table-cell table:style-name="ce67" office:value-type="string">
            <text:p>Idle_E</text:p>
          </table:table-cell>
          <table:table-cell table:style-name="ce67" office:value-type="string">
            <text:p>Idle_W</text:p>
          </table:table-cell>
          <table:table-cell table:style-name="ce67" office:value-type="string">
            <text:p>Idle_S</text:p>
          </table:table-cell>
          <table:table-cell table:style-name="ce67" office:value-type="string">
            <text:p>Idle_NE</text:p>
          </table:table-cell>
          <table:table-cell table:style-name="ce67" office:value-type="string">
            <text:p>Idle_NW</text:p>
          </table:table-cell>
          <table:table-cell table:style-name="ce67" office:value-type="string">
            <text:p>Idle_SE</text:p>
          </table:table-cell>
          <table:table-cell table:style-name="ce67" office:value-type="string">
            <text:p>Idle_SW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E</text:p>
          </table:table-cell>
          <table:table-cell table:style-name="ce69" office:value-type="string">
            <text:p>W</text:p>
          </table:table-cell>
          <table:table-cell table:style-name="ce69" office:value-type="string">
            <text:p>S</text:p>
          </table:table-cell>
          <table:table-cell table:style-name="ce69" office:value-type="string">
            <text:p>NE</text:p>
          </table:table-cell>
          <table:table-cell table:style-name="ce69" office:value-type="string">
            <text:p>NW</text:p>
          </table:table-cell>
          <table:table-cell table:style-name="ce69" office:value-type="string">
            <text:p>SE</text:p>
          </table:table-cell>
          <table:table-cell table:style-name="ce69" office:value-type="string">
            <text:p>SW</text:p>
          </table:table-cell>
          <table:table-cell table:style-name="ce71" office:value-type="string">
            <text:p>Cursor_Path</text:p>
          </table:table-cell>
          <table:table-cell table:style-name="ce71" office:value-type="string">
            <text:p>Cursor_Filename</text:p>
          </table:table-cell>
          <table:table-cell table:style-name="ce71" office:value-type="string">
            <text:p>Cursor_Extension</text:p>
          </table:table-cell>
          <table:table-cell table:style-name="ce71" office:value-type="string">
            <text:p>Action_Wheel_Path</text:p>
          </table:table-cell>
          <table:table-cell table:style-name="ce71" office:value-type="string">
            <text:p>Action_Wheel_Filename</text:p>
          </table:table-cell>
          <table:table-cell table:style-name="ce71" office:value-type="string">
            <text:p>Action_Wheel_Extension</text:p>
          </table:table-cell>
          <table:table-cell table:style-name="ce71"/>
          <table:table-cell table:style-name="ce50" table:number-columns-repeated="981"/>
        </table:table-row>
        <table:table-row table:style-name="ro3">
          <table:table-cell table:style-name="ce7" office:value-type="string">
            <text:p>DEFAULT</text:p>
          </table:table-cell>
          <table:table-cell table:style-name="ce7"/>
          <table:table-cell table:style-name="ce7" office:value-type="string">
            <text:p>#000000</text:p>
          </table:table-cell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82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 office:value-type="string">
            <text:p>#bbaa00</text:p>
          </table:table-cell>
          <table:table-cell/>
          <table:table-cell office:value-type="string">
            <text:p>lindsay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2"/>
          <table:table-cell office:value-type="string">
            <text:p>vc_lindsay</text:p>
          </table:table-cell>
          <table:table-cell table:number-columns-repeated="983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 office:value-type="string">
            <text:p>#ee4444</text:p>
          </table:table-cell>
          <table:table-cell/>
          <table:table-cell office:value-type="string">
            <text:p>johnny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2"/>
          <table:table-cell office:value-type="string">
            <text:p>vc_johnny</text:p>
          </table:table-cell>
          <table:table-cell table:number-columns-repeated="983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 office:value-type="string">
            <text:p>#773399</text:p>
          </table:table-cell>
          <table:table-cell/>
          <table:table-cell office:value-type="string">
            <text:p>sarah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2"/>
          <table:table-cell office:value-type="string">
            <text:p>vc_sarah</text:p>
          </table:table-cell>
          <table:table-cell table:number-columns-repeated="983"/>
        </table:table-row>
        <table:table-row table:style-name="ro3">
          <table:table-cell office:value-type="string">
            <text:p>narrator</text:p>
          </table:table-cell>
          <table:table-cell office:value-type="string">
            <text:p>Narrator</text:p>
          </table:table-cell>
          <table:table-cell office:value-type="string">
            <text:p>#ffffff</text:p>
          </table:table-cell>
          <table:table-cell table:number-columns-repeated="1021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 table:number-columns-repeated="5"/>
          <table:table-cell office:value-type="string">
            <text:p>forest-03</text:p>
          </table:table-cell>
          <table:table-cell office:value-type="percentage" office:value="0.3">
            <text:p>30%</text:p>
          </table:table-cell>
          <table:table-cell office:value-type="percentage" office:value="0.6">
            <text:p>60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</text:p>
          </table:table-cell>
          <table:table-cell table:number-columns-repeated="4"/>
          <table:table-cell table:style-name="Default"/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36" table:default-cell-style-name="Default"/>
        <table:table-column table:style-name="co37" table:default-cell-style-name="ce59"/>
        <table:table-column table:style-name="co17" table:default-cell-style-name="ce74"/>
        <table:table-column table:style-name="co38" table:default-cell-style-name="ce74"/>
        <table:table-column table:style-name="co22" table:default-cell-style-name="ce74"/>
        <table:table-column table:style-name="co39" table:default-cell-style-name="ce76"/>
        <table:table-column table:style-name="co40" table:default-cell-style-name="ce76"/>
        <table:table-column table:style-name="co41" table:default-cell-style-name="ce76"/>
        <table:table-column table:style-name="co42" table:default-cell-style-name="ce78"/>
        <table:table-column table:style-name="co43" table:default-cell-style-name="ce78"/>
        <table:table-column table:style-name="co14" table:default-cell-style-name="ce78"/>
        <table:table-column table:style-name="co13" table:default-cell-style-name="ce59"/>
        <table:table-column table:style-name="co13" table:number-columns-repeated="2" table:default-cell-style-name="ce64"/>
        <table:table-column table:style-name="co13" table:number-columns-repeated="1009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Require_Actions</text:p>
          </table:table-cell>
          <table:table-cell table:style-name="ce73" office:value-type="string">
            <text:p>Background_Path</text:p>
          </table:table-cell>
          <table:table-cell table:style-name="ce73" office:value-type="string">
            <text:p>Background_Filename</text:p>
          </table:table-cell>
          <table:table-cell table:style-name="ce73" office:value-type="string">
            <text:p>Background_Extension</text:p>
          </table:table-cell>
          <table:table-cell table:style-name="ce75" office:value-type="string">
            <text:p>Foreground_Path</text:p>
          </table:table-cell>
          <table:table-cell table:style-name="ce75" office:value-type="string">
            <text:p>Foreground_Filename</text:p>
          </table:table-cell>
          <table:table-cell table:style-name="ce75" office:value-type="string">
            <text:p>Foreground_Extension</text:p>
          </table:table-cell>
          <table:table-cell table:style-name="ce77" office:value-type="string">
            <text:p>Walkmap_Path</text:p>
          </table:table-cell>
          <table:table-cell table:style-name="ce77" office:value-type="string">
            <text:p>Walkmap_Filename</text:p>
          </table:table-cell>
          <table:table-cell table:style-name="ce77" office:value-type="string">
            <text:p>Walkmap_Extension</text:p>
          </table:table-cell>
          <table:table-cell table:style-name="ce57" office:value-type="string">
            <text:p>Zoom</text:p>
          </table:table-cell>
          <table:table-cell table:style-name="ce62" office:value-type="string">
            <text:p>Centre_X</text:p>
          </table:table-cell>
          <table:table-cell table:style-name="ce62" office:value-type="string">
            <text:p>Centre_Y</text:p>
          </table:table-cell>
          <table:table-cell table:style-name="ce52" table:number-columns-repeated="1009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number-columns-repeated="2" table:style-name="ce63" office:value-type="percentage" office:value="0.5">
            <text:p>50%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Camp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1013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 table:number-columns-repeated="1013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101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5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39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44" table:default-cell-style-name="ce4"/>
        <table:table-column table:style-name="co13" table:number-columns-repeated="2" table:default-cell-style-name="ce4"/>
        <table:table-column table:style-name="co69" table:default-cell-style-name="ce4"/>
        <table:table-column table:style-name="co20" table:default-cell-style-name="ce4"/>
        <table:table-column table:style-name="co70" table:default-cell-style-name="ce4"/>
        <table:table-column table:style-name="co47" table:default-cell-style-name="ce4"/>
        <table:table-column table:style-name="co71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25" table:number-columns-repeated="2" table:default-cell-style-name="ce64"/>
        <table:table-column table:style-name="co23" table:default-cell-style-name="ce64"/>
        <table:table-column table:style-name="co67" table:default-cell-style-name="ce59"/>
        <table:table-column table:style-name="co2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7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0" office:value-type="string">
            <text:p>Scene_ID</text:p>
          </table:table-cell>
          <table:table-cell table:style-name="ce50" office:value-type="string">
            <text:p>Visible</text:p>
          </table:table-cell>
          <table:table-cell table:style-name="ce50" office:value-type="string">
            <text:p>Takeable</text:p>
          </table:table-cell>
          <table:table-cell table:style-name="ce50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7">
          <table:table-cell table:style-name="ce7" office:value-type="string">
            <text:p>DEFAULT</text:p>
          </table:table-cell>
          <table:table-cell table:style-name="ce7" table:number-columns-repeated="3"/>
          <table:table-cell table:number-columns-repeated="3" table:style-name="ce7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forest-03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forest-03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75">
            <text:p>75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forest-04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forest-04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forest-05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forest-05</text:p>
          </table:table-cell>
          <table:table-cell table:style-name="Default" table:number-columns-repeated="4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7">
            <text:p>7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forest-05</text:p>
          </table:table-cell>
          <table:table-cell table:style-name="Default" table:number-columns-repeated="4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75">
            <text:p>7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forest-06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forest-06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table:number-columns-repeated="2"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5] &amp; IF(LEN([.$C15])=0;&quot;&quot;;&quot;-&quot;) &amp; [.$C1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table:table-column table:style-name="co13" table:number-columns-repeated="2" table:default-cell-style-name="ce52"/>
        <table:table-column table:style-name="co13" table:number-columns-repeated="3" table:default-cell-style-name="ce50"/>
        <table:table-column table:style-name="co13" table:number-columns-repeated="1019" table:default-cell-style-name="ce52"/>
        <table:table-row table:style-name="ro2">
          <table:table-cell office:value-type="string">
            <text:p>Character</text:p>
          </table:table-cell>
          <table:table-cell office:value-type="string">
            <text:p>Emotion</text:p>
          </table:table-cell>
          <table:table-cell office:value-type="string">
            <text:p>Image_Path</text:p>
          </table:table-cell>
          <table:table-cell office:value-type="string">
            <text:p>Image_Filename</text:p>
          </table:table-cell>
          <table:table-cell office:value-type="string">
            <text:p>Image_Extension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EFAULT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characters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2" table:number-columns-repeated="1019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7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5" table:default-cell-style-name="Default"/>
        <table:table-column table:style-name="co59" table:default-cell-style-name="ce59"/>
        <table:table-column table:style-name="co13" table:number-columns-repeated="1008" table:default-cell-style-name="Default"/>
        <table:table-row table:style-name="ro2">
          <table:table-cell table:style-name="ce112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4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style-name="ce2" table:number-columns-repeated="2"/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table:number-columns-repeated="1008"/>
        </table:table-row>
        <table:table-row table:style-name="ro7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/>
          <table:table-cell office:value-type="string">
            <text:p>menu_inventory</text:p>
          </table:table-cell>
          <table:table-cell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3" office:value-type="percentage" office:value="0.46">
            <text:p>46.00%</text:p>
          </table:table-cell>
          <table:table-cell table:style-name="ce113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10"/>
        </table:table-row>
        <table:table-row table:style-name="ro7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/>
          <table:table-cell office:value-type="string">
            <text:p>menu_savegames</text:p>
          </table:table-cell>
          <table:table-cell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3" office:value-type="percentage" office:value="0.46">
            <text:p>46.00%</text:p>
          </table:table-cell>
          <table:table-cell table:style-name="ce113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10"/>
        </table:table-row>
        <table:table-row table:style-name="ro7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/>
          <table:table-cell office:value-type="string">
            <text:p>ui_dialogue</text:p>
          </table:table-cell>
          <table:table-cell/>
          <table:table-cell office:value-type="string">
            <text:p>dialogue</text:p>
          </table:table-cell>
          <table:table-cell table:number-columns-repeated="1018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4">2020-12-14</text:date>, <text:time>13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14T13:02:54.59</dc:date>
    <dc:creator>L S</dc:creator>
    <meta:editing-duration>P2DT1H22M18S</meta:editing-duration>
    <meta:editing-cycles>159</meta:editing-cycles>
    <meta:generator>OpenOffice/4.1.6$Win32 OpenOffice.org_project/416m1$Build-9790</meta:generator>
    <meta:document-statistic meta:table-count="12" meta:cell-count="2098" meta:object-count="0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